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Yocto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ecipe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s the name of file that determinates how a package should act. For example, the version, where it is the mainstream repo, how to build, install, link.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bitbake-layers show-recipes "*-image-*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D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(bitbake meta-tool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tyam </meta:initial-creator>
    <meta:creation-date>2014-04-22T12:08:48</meta:creation-date>
    <dc:date>2014-04-22T18:55:28</dc:date>
    <dc:creator>satyam </dc:creator>
    <meta:editing-duration>PT16S</meta:editing-duration>
    <meta:editing-cycles>6</meta:editing-cycles>
    <meta:generator>LibreOffice/3.5$Linux_X86_64 LibreOffice_project/350m1$Build-2</meta:generator>
    <meta:document-statistic meta:object-count="37"/>
  </office:meta>
</office:document-meta>
</file>